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912" officeooo:paragraph-rsid="00071912"/>
    </style:style>
    <style:style style:name="P2" style:family="paragraph" style:parent-style-name="Standard">
      <style:text-properties officeooo:rsid="000767a2" officeooo:paragraph-rsid="00071912"/>
    </style:style>
    <style:style style:name="P3" style:family="paragraph" style:parent-style-name="Standard">
      <style:text-properties officeooo:rsid="000767a2" officeooo:paragraph-rsid="000767a2"/>
    </style:style>
    <style:style style:name="P4" style:family="paragraph" style:parent-style-name="Standard">
      <style:text-properties officeooo:rsid="000a7151" officeooo:paragraph-rsid="000a7151"/>
    </style:style>
    <style:style style:name="P5" style:family="paragraph" style:parent-style-name="Standard" style:list-style-name="Numbering_20_123">
      <style:text-properties officeooo:rsid="000a7151" officeooo:paragraph-rsid="000a7151"/>
    </style:style>
    <style:style style:name="P6" style:family="paragraph" style:parent-style-name="Standard" style:list-style-name="Numbering_20_123">
      <style:text-properties officeooo:paragraph-rsid="000a7151"/>
    </style:style>
    <style:style style:name="P7" style:family="paragraph" style:parent-style-name="Standard" style:list-style-name="Numbering_20_123">
      <style:text-properties officeooo:paragraph-rsid="000aec4e"/>
    </style:style>
    <style:style style:name="P8" style:family="paragraph" style:parent-style-name="Standard" style:list-style-name="Numbering_20_123">
      <style:text-properties officeooo:rsid="000aec4e" officeooo:paragraph-rsid="000aec4e"/>
    </style:style>
    <style:style style:name="P9" style:family="paragraph" style:parent-style-name="Standard">
      <style:text-properties officeooo:rsid="000aec4e" officeooo:paragraph-rsid="000aec4e"/>
    </style:style>
    <style:style style:name="P10" style:family="paragraph" style:parent-style-name="Standard" style:list-style-name="Numbering_20_123">
      <style:text-properties officeooo:rsid="000cb307" officeooo:paragraph-rsid="000cb307"/>
    </style:style>
    <style:style style:name="P11" style:family="paragraph" style:parent-style-name="Standard">
      <style:text-properties officeooo:rsid="000e0210" officeooo:paragraph-rsid="000e0210"/>
    </style:style>
    <style:style style:name="P12" style:family="paragraph" style:parent-style-name="Standard" style:list-style-name="Numbering_20_123">
      <style:text-properties officeooo:rsid="000e0210" officeooo:paragraph-rsid="000e0210"/>
    </style:style>
    <style:style style:name="P13" style:family="paragraph" style:parent-style-name="Standard">
      <style:text-properties officeooo:rsid="000e52e7" officeooo:paragraph-rsid="000e52e7"/>
    </style:style>
    <style:style style:name="P14" style:family="paragraph" style:parent-style-name="Standard" style:list-style-name="Numbering_20_123">
      <style:text-properties officeooo:rsid="000e52e7" officeooo:paragraph-rsid="000e52e7"/>
    </style:style>
    <style:style style:name="P15" style:family="paragraph" style:parent-style-name="Standard" style:list-style-name="Numbering_20_123">
      <style:text-properties officeooo:rsid="000e52e7" officeooo:paragraph-rsid="000fa794"/>
    </style:style>
    <style:style style:name="P16" style:family="paragraph" style:parent-style-name="Standard" style:list-style-name="Numbering_20_123">
      <style:text-properties officeooo:rsid="000fa794" officeooo:paragraph-rsid="000fa794"/>
    </style:style>
    <style:style style:name="P17" style:family="paragraph" style:parent-style-name="Standard">
      <style:text-properties officeooo:rsid="000fa794" officeooo:paragraph-rsid="000fa794"/>
    </style:style>
    <style:style style:name="P18" style:family="paragraph" style:parent-style-name="Standard">
      <style:text-properties officeooo:rsid="00171026" officeooo:paragraph-rsid="00171026"/>
    </style:style>
    <style:style style:name="P19" style:family="paragraph" style:parent-style-name="Standard" style:list-style-name="Numbering_20_123">
      <style:text-properties officeooo:rsid="00171026" officeooo:paragraph-rsid="00171026"/>
    </style:style>
    <style:style style:name="P20" style:family="paragraph" style:parent-style-name="Standard">
      <style:text-properties officeooo:rsid="00178022" officeooo:paragraph-rsid="00178022"/>
    </style:style>
    <style:style style:name="P21" style:family="paragraph" style:parent-style-name="Standard" style:list-style-name="Numbering_20_123">
      <style:text-properties officeooo:rsid="00178022" officeooo:paragraph-rsid="00178022"/>
    </style:style>
    <style:style style:name="P22" style:family="paragraph" style:parent-style-name="Standard">
      <style:text-properties officeooo:rsid="0018b7d5" officeooo:paragraph-rsid="0018b7d5"/>
    </style:style>
    <style:style style:name="P23" style:family="paragraph" style:parent-style-name="Standard" style:list-style-name="Numbering_20_123">
      <style:text-properties officeooo:rsid="0018b7d5" officeooo:paragraph-rsid="0018b7d5"/>
    </style:style>
    <style:style style:name="P24" style:family="paragraph" style:parent-style-name="Standard">
      <style:text-properties officeooo:rsid="001baf1e" officeooo:paragraph-rsid="001baf1e"/>
    </style:style>
    <style:style style:name="P25" style:family="paragraph" style:parent-style-name="Standard" style:list-style-name="Numbering_20_123">
      <style:text-properties officeooo:rsid="001baf1e" officeooo:paragraph-rsid="001baf1e"/>
    </style:style>
    <style:style style:name="P26" style:family="paragraph" style:parent-style-name="Standard" style:list-style-name="Numbering_20_123">
      <style:text-properties officeooo:rsid="001baf1e" officeooo:paragraph-rsid="001cac66"/>
    </style:style>
    <style:style style:name="P27" style:family="paragraph" style:parent-style-name="Standard" style:list-style-name="Numbering_20_123">
      <style:text-properties officeooo:rsid="001d764a" officeooo:paragraph-rsid="001d764a"/>
    </style:style>
    <style:style style:name="T1" style:family="text">
      <style:text-properties officeooo:rsid="000767a2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a7151" style:language-asian="zxx" style:country-asian="none" style:language-complex="zxx" style:country-complex="none"/>
    </style:style>
    <style:style style:name="T4" style:family="text">
      <style:text-properties fo:language="zxx" fo:country="none" officeooo:rsid="000aec4e" style:language-asian="zxx" style:country-asian="none" style:language-complex="zxx" style:country-complex="none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0e0210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0fa794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4b9e3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fo:font-weight="normal" officeooo:rsid="00171026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178022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normal" officeooo:rsid="001baf1e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zxx" fo:country="none" fo:font-weight="normal" officeooo:rsid="001cac66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language="zxx" fo:country="none" fo:font-weight="normal" officeooo:rsid="001d764a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language="zxx" fo:country="none" fo:font-weight="normal" officeooo:rsid="001f0095" style:language-asian="zxx" style:country-asian="none" style:font-weight-asian="normal" style:language-complex="zxx" style:country-complex="none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_infty : graf čija su temena sve tačke oblika (n, m) za n, m prirodne brojeve, a ivice oblika (n + 1, m), (n, m + 1), (n – 1, m) i (n, m – 1) <text:span text:style-name="T1">(Itai)</text:span></text:p>
      <text:p text:style-name="P1"/>
      <text:p text:style-name="P1">Grid graf : konačan podgraf grafa G_infty indukovan datim konačnim skupom čvorova V <text:span text:style-name="T1">(Itai)</text:span></text:p>
      <text:p text:style-name="P1"/>
      <text:p text:style-name="P4">Parnost pravougaonog grafa: Graf je paran ako važi m * n = 0 (mod 2) (Itai)</text:p>
      <text:p text:style-name="P2"/>
      <text:p text:style-name="P3">Boja čvora: čvor v je bele boje ako v_x + v_y = 0 (mod 2), a inače je crne boje (Dongchen)</text:p>
      <text:p text:style-name="P3"/>
      <text:p text:style-name="P3">Izomorfizmi: translacija, rotacija <text:span text:style-name="T2">i refleksija</text:span></text:p>
      <text:p text:style-name="P3"><text:span text:style-name="T2"/></text:p>
      <text:p text:style-name="P3"><text:span text:style-name="T2">Translacija: preslikavanje T(x, y) = (x + tx, y + ty)</text:span></text:p>
      <text:p text:style-name="P3"><text:span text:style-name="T2"/></text:p>
      <text:p text:style-name="P3"><text:span text:style-name="T2">Rotacija: preslikavanje R(x, y) = R(y, x)</text:span></text:p>
      <text:p text:style-name="P3"><text:span text:style-name="T2"/></text:p>
      <text:p text:style-name="P3"><text:span text:style-name="T2">Refleksija po x u odnosu na matricu (m, n): preslikavanje S(x, y, m, n) = (x, n – 1 – y)</text:span></text:p>
      <text:p text:style-name="P3"><text:span text:style-name="T2"/></text:p>
      <text:p text:style-name="P3"><text:span text:style-name="T2">Refleksija po y u odnosu na matricu (m, n): preslikavanje S(x, y, m, n) = (m – 1 – x, y)</text:span></text:p>
      <text:p text:style-name="P3"><text:span text:style-name="T2"/></text:p>
      <text:p text:style-name="P3"><text:span text:style-name="T2">Refleksija po xy u odnosu na matricu (m, n): preslikavanje S(x, y, m, n) = (m – 1 – x, n – 1 – y)</text:span></text:p>
      <text:p text:style-name="P3"><text:span text:style-name="T2"/></text:p>
      <text:p text:style-name="P4"><text:span text:style-name="T2">Kompatibilnost boja: Za datu matricu M(m, n) i tačke s i t, s i t su kompatibilnih boja ako je:</text:span></text:p>
      <text:list xml:id="list284248374" text:style-name="Numbering_20_123">
        <text:list-item>
          <text:p text:style-name="P6"><text:span text:style-name="T3">M(m, n) je parna i s i t su različitih boja, ili</text:span></text:p>
        </text:list-item>
        <text:list-item>
          <text:p text:style-name="P5"><text:span text:style-name="T2">M(m, n) je neparna i s i t su bele boje. (Itai)</text:span></text:p>
        </text:list-item>
      </text:list>
      <text:p text:style-name="P3"><text:span text:style-name="T2"/></text:p>
      <text:p text:style-name="P4"><text:span text:style-name="T2">Teorema 1 [Itai]: Za datu matricu M(m, n) i tačke s i t, ako put postoji, onda su s i t kompatibilnih boja.</text:span></text:p>
      <text:p text:style-name="P4"><text:span text:style-name="T2"/></text:p>
      <text:p text:style-name="P4"><text:span text:style-name="T2">Teorema 2 [Itai]: Za datu matricu M(m, n) i tačke s i t, put postoji ako su s i t kompatibilnih boja i ne važi nijedan od narednih slučajeva:</text:span></text:p>
      <text:list xml:id="list31815423081354" text:continue-list="list284248374" text:style-name="Numbering_20_123">
        <text:list-item text:start-value="1">
          <text:p text:style-name="P5"><text:span text:style-name="T2">M je izomorfan sa M(m, 1) i s'.x, t'.x != 0, n - 1</text:span></text:p>
        </text:list-item>
        <text:list-item>
          <text:p text:style-name="P5"><text:span text:style-name="T2">M je izomorfan sa M(m, 2) i s'.x = t'.x i s'.y != t'.y</text:span></text:p>
        </text:list-item>
        <text:list-item>
          <text:p text:style-name="P5"><text:span text:style-name="T2">M je izomorfan sa M(2k, 3), m = 2k, </text:span><text:span text:style-name="T4">s' je crna, t' je bela i važi:</text:span></text:p>
          <text:list>
            <text:list-item text:start-value="1">
              <text:p text:style-name="P8"><text:span text:style-name="T2">s'.x &lt; t'.x – 1, kada je s'.y != 2</text:span></text:p>
            </text:list-item>
            <text:list-item>
              <text:p text:style-name="P8"><text:span text:style-name="T2">s'.x &lt; t'.x, kada je s'.y = 2</text:span></text:p>
            </text:list-item>
          </text:list>
        </text:list-item>
      </text:list>
      <text:p text:style-name="P9"><text:span text:style-name="T2"/></text:p>
      <text:p text:style-name="P9"><text:span text:style-name="T2">Teorema 3 [Dongchen]: Za datu matricu M(m, n), Hamiltonov ciklus postoji ako je M(m, n) paran graf.</text:span></text:p>
      <text:p text:style-name="P9"><text:span text:style-name="T2"/></text:p>
      <text:p text:style-name="P9"><text:span text:style-name="T2">Definicija 1 [Dongchen]: Za datu matricu M(m, n) i tačke s i t, kažemo da su s i t </text:span><text:span text:style-name="T5">antipodi</text:span><text:span text:style-name="T6"> ako važi:</text:span></text:p>
      <text:list xml:id="list31815275035560" text:continue-list="list31815423081354" text:style-name="Numbering_20_123">
        <text:list-item text:start-value="1">
          <text:p text:style-name="P10"><text:span text:style-name="T6">min(v.x, v'.x) &lt;= 1 i max(v.x, v'.x) &gt;= m – 2 </text:span><text:span text:style-name="T7">i</text:span></text:p>
        </text:list-item>
        <text:list-item text:start-value="1">
          <text:p text:style-name="P10"><text:span text:style-name="T6">min(v.y, v'.y) &lt;= 1 i max(v.y, v'.y) &gt;= n – 2</text:span></text:p>
        </text:list-item>
      </text:list>
      <text:p text:style-name="P9"><text:span text:style-name="T2"/></text:p>
      <text:p text:style-name="P9"><text:span text:style-name="T2">Definicija 2 [Dongchen]: Za datu matricu M(m, n) i tačke s i t, </text:span><text:span text:style-name="T5">peeling</text:span><text:span text:style-name="T2"> je podela matrice M na matrice M1, M2, M3, M4 i M5 tako da važi:</text:span></text:p>
      <text:list xml:id="list31814750420473" text:continue-list="list31815275035560" text:style-name="Numbering_20_123">
        <text:list-item text:start-value="1">
          <text:p text:style-name="P7"><text:span text:style-name="T4">s i t se nalaze u M5 i u njemu su one antipodi</text:span></text:p>
        </text:list-item>
        <text:list-item>
          <text:p text:style-name="P8"><text:span text:style-name="T2">Svaka od M1, M2, M3 i M4 je ili prazna, ili je parna i obe veličine su joj veće od 1.</text:span></text:p>
        </text:list-item>
      </text:list>
      <text:p text:style-name="P9"><text:span text:style-name="T2"/></text:p>
      <text:p text:style-name="P11"><text:span text:style-name="T2">Definicija 3: Za peeling kažemo da je </text:span><text:span text:style-name="T5">idealan</text:span><text:span text:style-name="T6"> ako važi su M1, M2, M3 i M4 takve da su im obe veličine parne.</text:span></text:p>
      <text:p text:style-name="P11"><text:span text:style-name="T6"/></text:p>
      <text:p text:style-name="P11"><text:soft-page-break/><text:span text:style-name="T6">Defincija 4 [Dongchen]: Peeling je </text:span><text:span text:style-name="T5">ispravan</text:span><text:span text:style-name="T6"> ako postoji put od s do t u matrici M5.</text:span></text:p>
      <text:p text:style-name="P11"><text:span text:style-name="T6"/></text:p>
      <text:p text:style-name="P11"><text:span text:style-name="T6">Teorema 4: Za datu matricu M(m, n) i tačke s i t, idealan peeling postoji.</text:span></text:p>
      <text:p text:style-name="P11"><text:span text:style-name="T6"/></text:p>
      <text:p text:style-name="P11"><text:span text:style-name="T6">Teorema 5 [Dongchen, sa mojim ispravkama]: Za datu matricu M(m, n) i tačke s i t i peeling P, ako je P idealan peeling, onda važi sledeće:</text:span></text:p>
      <text:list xml:id="list31815544048173" text:continue-list="list31814750420473" text:style-name="Numbering_20_123">
        <text:list-item text:start-value="1">
          <text:p text:style-name="P12"><text:span text:style-name="T6">s i t su u M5 istih boja kao što su u M</text:span></text:p>
        </text:list-item>
        <text:list-item>
          <text:p text:style-name="P12"><text:span text:style-name="T6">M5 ima istu parnost kao i M, odnosno važi m5 = m (mod 2) i n5 = n (mod 2)</text:span></text:p>
        </text:list-item>
      </text:list>
      <text:p text:style-name="P11"><text:span text:style-name="T6"/></text:p>
      <text:p text:style-name="P11"><text:span text:style-name="T6">Definicija 5 [Dongchen]: Za datu M(m, n) i tačke s i t koje su antipodi, </text:span><text:span text:style-name="T5">horizontalna trisekcija</text:span><text:span text:style-name="T6"> matrice M(m, n) je podela matrice M(m, n) na tri matrice M'(m, 2), M''(m, n - 4) i M'''(m, 2) tako da je s u M', t u M'''.</text:span></text:p>
      <text:p text:style-name="P11"><text:span text:style-name="T6"/></text:p>
      <text:p text:style-name="P13"><text:span text:style-name="T6">Teorema 6 [Dongchen, sa mojim dodacima]: Horizontalna trisekcija se može izvesti akko važi:</text:span></text:p>
      <text:list xml:id="list31814824886799" text:continue-list="list31815544048173" text:style-name="Numbering_20_123">
        <text:list-item text:start-value="1">
          <text:p text:style-name="P14"><text:span text:style-name="T6">n &gt;= 4</text:span></text:p>
        </text:list-item>
        <text:list-item>
          <text:p text:style-name="P14"><text:span text:style-name="T6">n = 1 (mod 2) ili m = 0 (mod 2) ili gornja tačka je bela</text:span></text:p>
        </text:list-item>
      </text:list>
      <text:p text:style-name="P13"><text:span text:style-name="T6">Dokaz: Neka važe uslovi 1) i 2). Dokazaćemo da se horizontalna trisekcija može izvesti. Posmatramo 4 slučaja:</text:span></text:p>
      <text:list xml:id="list31814378378532" text:continue-list="list31814824886799" text:style-name="Numbering_20_123">
        <text:list-item text:start-value="1">
          <text:p text:style-name="P14"><text:span text:style-name="T6">n i m su neparni</text:span></text:p>
          <text:p text:style-name="P14"><text:span text:style-name="T6">Tada su s i t bele. Tačke (0, 1) i (m – 1, 1) su obe crne boje, kao i tačke (0, n – 2) i (m – 1, n – 2), pa je moguće povezati s sa nekom od njih u M', kao i t sa nekom od druge dve u M'''.</text:span></text:p>
        </text:list-item>
        <text:list-item>
          <text:p text:style-name="P14"><text:span text:style-name="T6">n i m su parni</text:span></text:p>
          <text:p text:style-name="P15"><text:span text:style-name="T6">Tada su s i t suprotnih boja. </text:span><text:span text:style-name="T8">Tačke (0, 1) i (m – 1, 1) su suprotnih boja, pa je moguće povezati gornju tačku sa nekom od njih. Tačke (0, n – 2) i (m – 1, n – 2) su suprotnih boja, pa je moguće donju tačku povezati sa nekom od njih.</text:span></text:p>
        </text:list-item>
        <text:list-item>
          <text:p text:style-name="P15"><text:span text:style-name="T6">n je parno, m neparno</text:span></text:p>
          <text:p text:style-name="P15"><text:span text:style-name="T6">Tada su s i t suprotnih boja. Tačke (0, 1) i (m – 1, 1) su crne, pa mora biti da je gornja tačka bela. Slično, tačke (0, n – 2) i (m – 1, n – 2) su bele, pa donja tačka mora biti </text:span><text:span text:style-name="T9">crna</text:span><text:span text:style-name="T6">.</text:span></text:p>
        </text:list-item>
        <text:list-item>
          <text:p text:style-name="P14"><text:span text:style-name="T6">n je neparno, m je parno</text:span></text:p>
          <text:p text:style-name="P16"><text:span text:style-name="T6">Tada su s i t suprotnih boja. </text:span><text:span text:style-name="T10">T</text:span><text:span text:style-name="T6">ačke (0, 1) i (m – 1, 1) su surpotnih boja, pa je moguće povezati gornju tačku sa nekom od njih. </text:span><text:span text:style-name="T10">T</text:span><text:span text:style-name="T6">ačke (0, n – 2) i (m – 1, n – 2) su suprotnih boja, pa je moguće donju tačku povezati sa nekom od njih.</text:span></text:p>
        </text:list-item>
      </text:list>
      <text:p text:style-name="P17"><text:span text:style-name="T6"/></text:p>
      <text:p text:style-name="P17"><text:span text:style-name="T6">Uslov n &gt;= 4 mora da stoji zbog postojanja horizontalne trisekcije. Dakle, uz taj uslov, analizom ova 4 slučaja se dobija.</text:span></text:p>
      <text:p text:style-name="P17"><text:span text:style-name="T10"/></text:p>
      <text:p text:style-name="P18"><text:span text:style-name="T6">Posledica 6: Nije moguće izvršiti horizontalnu trisekciju ako važi nešto od sledećeg:</text:span></text:p>
      <text:list xml:id="list31815104979952" text:continue-list="list31814378378532" text:style-name="Numbering_20_123">
        <text:list-item text:start-value="1">
          <text:p text:style-name="P19"><text:span text:style-name="T6">n &lt; 4</text:span></text:p>
        </text:list-item>
        <text:list-item>
          <text:p text:style-name="P19"><text:span text:style-name="T6">n &gt;= 4 i n je parno i m je neparno i gornja tačka je crna</text:span></text:p>
        </text:list-item>
      </text:list>
      <text:p text:style-name="P18"><text:span text:style-name="T11"/></text:p>
      <text:p text:style-name="P20"><text:span text:style-name="T6">Teorema 7 [Dongchen, sa mojim dodacima]: Vertikalna trisekcija... (slično kao teorema 6)</text:span></text:p>
      <text:p text:style-name="P20"><text:span text:style-name="T6"/></text:p>
      <text:p text:style-name="P20"><text:span text:style-name="T6">Posledica 7.1: Nije moguće izvršiti vertikalnu trisekciju ako važi nešto od sledećeg:</text:span></text:p>
      <text:list xml:id="list31814674467138" text:continue-list="list31815104979952" text:style-name="Numbering_20_123">
        <text:list-item text:start-value="1">
          <text:p text:style-name="P21"><text:span text:style-name="T6">m &lt; 4</text:span></text:p>
        </text:list-item>
        <text:list-item>
          <text:p text:style-name="P21"><text:span text:style-name="T6">m &gt;= 4 i m je parno i n je neparno i leva tačka je crna</text:span></text:p>
        </text:list-item>
      </text:list>
      <text:p text:style-name="P20"><text:span text:style-name="T6"/></text:p>
      <text:p text:style-name="P20"><text:span text:style-name="T6">Posledica 7.2: Nije moguće izvršiti ni horizontalnu ni vertikalnu trisekciju ako važi nešto od sledećeg:</text:span></text:p>
      <text:list xml:id="list31814530571141" text:continue-list="list31814674467138" text:style-name="Numbering_20_123">
        <text:list-item text:start-value="1">
          <text:p text:style-name="P21"><text:span text:style-name="T6">n, m &lt; 4 <text:s/>--&gt; specijalni slučajevi</text:span></text:p>
        </text:list-item>
        <text:list-item>
          <text:p text:style-name="P21"><text:soft-page-break/><text:span text:style-name="T6">n &lt; 4, m &gt;= 4 i m je parno i n je neparno i leva tačka je crna --&gt; n = 1 --&gt; specijalni slučajevi; n = 3 --&gt; rešenje 2</text:span></text:p>
        </text:list-item>
        <text:list-item>
          <text:p text:style-name="P21"><text:span text:style-name="T6">m &lt; 4 i </text:span><text:span text:style-name="T10">n &gt;= 4 i n je parno i m je neparno i gornja tačka je crna --&gt; </text:span><text:span text:style-name="T6">m = 1 --&gt; specijalni slučajevi; m = 3 --&gt; rešenje 2</text:span></text:p>
        </text:list-item>
      </text:list>
      <text:p text:style-name="P20"><text:span text:style-name="T10"/></text:p>
      <text:p text:style-name="P22"><text:span text:style-name="T10">D</text:span><text:span text:style-name="T6">efinicija 6: </text:span><text:span text:style-name="T5">Orijentacija</text:span><text:span text:style-name="T6"> ciklusa može biti u smeru kazaljke na satu (CW) ili u surpotnom smeru od kazaljke na satu (CCW).</text:span></text:p>
      <text:p text:style-name="P22"><text:span text:style-name="T6"/></text:p>
      <text:p text:style-name="P22"><text:span text:style-name="T6">Definicija 7: Hamiltonov ciklus ima orijentaciju </text:span><text:span text:style-name="T5">CCW</text:span><text:span text:style-name="T6"> ako važi sledeće:</text:span></text:p>
      <text:list xml:id="list31814687424196" text:continue-list="list31814530571141" text:style-name="Numbering_20_123">
        <text:list-item text:start-value="1">
          <text:p text:style-name="P23"><text:span text:style-name="T6">sledbenik tačke (0, y) nije tačka iznad nje</text:span></text:p>
        </text:list-item>
        <text:list-item>
          <text:p text:style-name="P23"><text:span text:style-name="T6">sledbenik tačke (m – 1, y) nije tačka ispod nje</text:span></text:p>
        </text:list-item>
        <text:list-item>
          <text:p text:style-name="P23"><text:span text:style-name="T6">sledbenik tačke (x, 0) nije tačka desno od nje</text:span></text:p>
        </text:list-item>
        <text:list-item>
          <text:p text:style-name="P23"><text:span text:style-name="T6">sledbenik tačke (x, n – 1) nije tačka levo od nje</text:span></text:p>
        </text:list-item>
      </text:list>
      <text:p text:style-name="P22"><text:span text:style-name="T6"/></text:p>
      <text:p text:style-name="P22"><text:span text:style-name="T6">Definicija 8: Hamiltonov ciklus ima orijentaciju </text:span><text:span text:style-name="T5">CW</text:span><text:span text:style-name="T6"> ako važi sledeće:</text:span></text:p>
      <text:list xml:id="list31815103609222" text:continue-list="list31814687424196" text:style-name="Numbering_20_123">
        <text:list-item text:start-value="1">
          <text:p text:style-name="P23"><text:span text:style-name="T6">sledbenik tačke (0, y) nije tačka iznad nje</text:span></text:p>
        </text:list-item>
        <text:list-item>
          <text:p text:style-name="P23"><text:span text:style-name="T6">sledbenik tačke (m – 1, y) nije tačka ispod nje</text:span></text:p>
        </text:list-item>
        <text:list-item>
          <text:p text:style-name="P23"><text:span text:style-name="T6">sledbenik tačke (x, 0) nije tačka desno od nje</text:span></text:p>
        </text:list-item>
        <text:list-item>
          <text:p text:style-name="P23"><text:span text:style-name="T6">sledbenik tačke (x, n – 1) nije tačka levo od nje</text:span></text:p>
        </text:list-item>
      </text:list>
      <text:p text:style-name="P22"><text:span text:style-name="T12"/></text:p>
      <text:p text:style-name="P24"><text:span text:style-name="T6">Definicija 9: Za matrice M1 i M5 iz peeling-a P, moguće je </text:span><text:span text:style-name="T5">povezati</text:span><text:span text:style-name="T6"> M1 sa M5 ako postoji Hamiltonov put u uniji M1 i M5.</text:span></text:p>
      <text:p text:style-name="P24"><text:span text:style-name="T6"/></text:p>
      <text:p text:style-name="P24"><text:span text:style-name="T6">Teorema 8: Ako Hamiltonov put postoji u M5, jedini slučajevi kada nije moguće povezati M1 sa M5 su:</text:span></text:p>
      <text:list xml:id="list31815948766001" text:continue-list="list31815103609222" text:style-name="Numbering_20_123">
        <text:list-item text:start-value="1">
          <text:p text:style-name="P25"><text:span text:style-name="T6">n5 = 1</text:span></text:p>
        </text:list-item>
        <text:list-item>
          <text:p text:style-name="P25"><text:span text:style-name="T6">n5 = 2, m5 = 2 i s i t su na levom uglu</text:span></text:p>
        </text:list-item>
      </text:list>
      <text:p text:style-name="P24"><text:span text:style-name="T6"/></text:p>
      <text:p text:style-name="P24"><text:span text:style-name="T6">Dokaz: Ako važi jedan od uslova, očigledno je da neće postojati put u M1 U M5. Dokažimo sada da su to jedini slučajevi. Pretpostavimo, dakle, da ne važi nijedan od ova dva slučaja. </text:span><text:span text:style-name="T15">Hoćemo da dokažemo da Hamiltonov put postoji.</text:span><text:span text:style-name="T6"> Razmatramo sledeća 2 slučaja:</text:span></text:p>
      <text:list xml:id="list31815118521628" text:continue-list="list31815948766001" text:style-name="Numbering_20_123">
        <text:list-item text:start-value="1">
          <text:p text:style-name="P25"><text:span text:style-name="T6">n5 = 2 i s i t nisu oba na levom uglu</text:span></text:p>
          <text:p text:style-name="P26"><text:span text:style-name="T13">Brutalnom silom se dokazuje da važi (0, 0) --&gt; (0, 1) ili (0, 1) --&gt; (0, 0). Lako se dokazuje da put postoji.</text:span></text:p>
        </text:list-item>
        <text:list-item>
          <text:p text:style-name="P25"><text:span text:style-name="T14">n</text:span><text:span text:style-name="T6">5 &gt;= </text:span><text:span text:style-name="T14">3</text:span></text:p>
          <text:p text:style-name="P27"><text:span text:style-name="T6">Pokazuje se da bar jedna od tačaka u gornjem levom uglu od M5 ide gore ili dole. Lako se pokazuje da put postoji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1:13:38.316237637</meta:creation-date>
    <dc:date>2023-08-15T03:18:12.984310457</dc:date>
    <meta:editing-duration>PT47M5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78" meta:word-count="1375" meta:character-count="6329" meta:non-whitespace-character-count="5045"/>
  </office:meta>
</office:document-meta>
</file>